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Courier" fo:font-size="12pt" style:font-name-asian="Courier" style:font-size-asian="12pt" style:font-name-complex="Courier" style:font-size-complex="12pt"/>
    </style:style>
    <style:style style:name="T1" style:family="text">
      <style:text-properties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 EasyCASE V6.5 14.06.1999 18:43:31 */</text:p>
      <text:p text:style-name="P1">/* * Programm: NQUEENS</text:p>
      <text:p text:style-name="P1"><text:s text:c="3"/>* Beschreibung: Das 8x8 Damen Problem. </text:p>
      <text:p text:style-name="P1"><text:s text:c="3"/>Suche nach *allen* Loesungen</text:p>
      <text:p text:style-name="P1"><text:s text:c="3"/>* Algorithmus: Cooper, <text:s/>Clancy (S.318)</text:p>
      <text:p text:style-name="P1"><text:s text:c="3"/>* Autor: Rolf Hemmerling</text:p>
      <text:p text:style-name="P1"><text:s text:c="3"/>* Version: 1.00</text:p>
      <text:p text:style-name="P1"><text:s text:c="3"/>* Last Update: 08.06.1999</text:p>
      <text:p text:style-name="P1"><text:s text:c="3"/>* Parameter: #-Konstante SIZE_BOARD </text:p>
      <text:p text:style-name="P1"><text:s text:c="3"/>bestimmt die Groesse des Schachbretts</text:p>
      <text:p text:style-name="P1"><text:s text:c="3"/></text:p>
      <text:p text:style-name="Standard"><text:span text:style-name="T1"><text:s text:c="3"/>nqueens.c */</text:span></text:p>
      <text:p text:style-name="P1">#include "nqueensh.h"</text:p>
      <text:p text:style-name="P1"/>
      <text:p text:style-name="Standard"><text:span text:style-name="T1">// Modulglobale Daten</text:span></text:p>
      <text:p text:style-name="P1"/>
      <text:p text:style-name="P1">// Feld zur Aufnahme der Information, ob</text:p>
      <text:p text:style-name="P1">// j-te Zeile frei ist</text:p>
      <text:p text:style-name="Standard"><text:span text:style-name="T1">static int MV_spalte[SIZE_SPALTE];</text:span></text:p>
      <text:p text:style-name="P1"/>
      <text:p text:style-name="P1">// Feld zur Aufnahme der Information, ob</text:p>
      <text:p text:style-name="P1">// <text:s/>k-te /-Diagonale frei ist</text:p>
      <text:p text:style-name="Standard"><text:span text:style-name="T1">static int MV_li_diag[SIZE_LI_DIAG];</text:span></text:p>
      <text:p text:style-name="P1"/>
      <text:p text:style-name="P1">// Feld zur Aufnahme der Information, ob</text:p>
      <text:p text:style-name="P1">// k-te \-Diagonale frei ist</text:p>
      <text:p text:style-name="Standard"><text:span text:style-name="T1">static int MV_re_diag[SIZE_RE_DIAG];</text:span></text:p>
      <text:p text:style-name="P1"/>
      <text:p text:style-name="P1">// Feld zur Aufnahme der Position der Dame </text:p>
      <text:p text:style-name="Standard"><text:span text:style-name="T1">static int <text:s/>MV_schachbrett[SIZE_SCHACHBRETT]</text:span></text:p>
      <text:p text:style-name="P1"><text:s text:c="32"/>[SIZE_SCHACHBRETT];</text:p>
      <text:p text:style-name="P1"/>
      <text:p text:style-name="P1">//</text:p>
      <text:p text:style-name="P1">// * Funktion</text:p>
      <text:p text:style-name="P1">// * Funktionsname: main()</text:p>
      <text:p text:style-name="P1">// * Gueltigkeitsbereich: global (external)</text:p>
      <text:p text:style-name="P1">// * Beschreibung: Wird bei Programmstart aufgerufen</text:p>
      <text:p text:style-name="P1">// * Autor: Rolf Hemmerling</text:p>
      <text:p text:style-name="P1">// * Version: 1.00</text:p>
      <text:p text:style-name="P1">// * Last Update: 08.06.1999</text:p>
      <text:p text:style-name="P1">// * Eingabe-Parameter: %</text:p>
      <text:p text:style-name="P1">// * Ausgabe-Parameter: %</text:p>
      <text:p text:style-name="P1">// * Rueckgabe-Wert: 0 <text:s/>(fehlerfreie Ausfuehrung)</text:p>
      <text:p text:style-name="P1">// * Liste benutzter modulglobaler (static) Variablen: %</text:p>
      <text:p text:style-name="P1">// * Liste benutzer globaler (external) Variablen: %</text:p>
      <text:p text:style-name="P1">//</text:p>
      <text:p text:style-name="P1">main()</text:p>
      <text:p text:style-name="P1"><text:s text:c="3"/>{</text:p>
      <text:p text:style-name="P1"><text:s text:c="3"/>MP_nqueens();</text:p>
      <text:p text:style-name="P1"><text:s text:c="3"/>return 0;</text:p>
      <text:p text:style-name="P1"><text:s text:c="3"/>}</text:p>
      <text:p text:style-name="P1"/>
      <text:p text:style-name="P1"><text:soft-page-break/>//</text:p>
      <text:p text:style-name="P1">// * Funktion</text:p>
      <text:p text:style-name="P1">// * Funktionsname: MP_nqueens</text:p>
      <text:p text:style-name="P1">// * Gueltigkeitsbereich: modulgobal (static)</text:p>
      <text:p text:style-name="P1">// * Beschreibung: Hauptprogramm: Feld-Initialisierung,</text:p>
      <text:p text:style-name="P1">// Aufruf der Suchfunktion</text:p>
      <text:p text:style-name="P1">// * Autor: Rolf Hemmerling</text:p>
      <text:p text:style-name="P1">// * Version: 1.00</text:p>
      <text:p text:style-name="P1">// * Last Update: 08.06.1999</text:p>
      <text:p text:style-name="P1">// * Eingabe-Parameter: %</text:p>
      <text:p text:style-name="P1">// * Ausgabe-Parameter: %</text:p>
      <text:p text:style-name="P1">// * Rueckgabe-Wert: %</text:p>
      <text:p text:style-name="P1">// * Liste benutzter modulglobaler (static) Variablen: %</text:p>
      <text:p text:style-name="P1">// * Liste benutzer globaler (external) Variablen: %</text:p>
      <text:p text:style-name="P1">//</text:p>
      <text:p text:style-name="P1">static void MP_nqueens(void)</text:p>
      <text:p text:style-name="P1"><text:s text:c="3"/>{</text:p>
      <text:p text:style-name="P1"><text:s text:c="3"/></text:p>
      <text:p text:style-name="P1"><text:s text:c="3"/>// Feldinitialisierung</text:p>
      <text:p text:style-name="P1"><text:s text:c="3"/>MP_init();</text:p>
      <text:p text:style-name="P1"/>
      <text:p text:style-name="P1"><text:s text:c="3"/></text:p>
      <text:p text:style-name="P1"><text:s text:c="3"/>// Aufruf der Suchfunktion</text:p>
      <text:p text:style-name="P1"><text:s text:c="3"/>MP_try(1);</text:p>
      <text:p text:style-name="P1"/>
      <text:p text:style-name="P1"><text:s text:c="3"/>}</text:p>
      <text:p text:style-name="P1"/>
      <text:p text:style-name="P1">// * Funktion</text:p>
      <text:p text:style-name="P1">// * Funktionsname: MP_try</text:p>
      <text:p text:style-name="P1">// * Gueltigkeitsbereich: modulglobal (static)</text:p>
      <text:p text:style-name="P1">// * Beschreibung: Eigentliche Suchfunktion fuer das N-Damen-Problem,</text:p>
      <text:p text:style-name="P1">// ruft sich rekursiv auf</text:p>
      <text:p text:style-name="P1">// * Autor: Rolf Hemmerling</text:p>
      <text:p text:style-name="P1">// * Version: 1.00</text:p>
      <text:p text:style-name="P1">// * Last Update: 08.06.1999</text:p>
      <text:p text:style-name="P1">// * Eingabe-Parameter: aktuell bearbeitete Zeile</text:p>
      <text:p text:style-name="P1">// * Ausgabe-Parameter %</text:p>
      <text:p text:style-name="P1">// * Rueckgabe-Parameter: %</text:p>
      <text:p text:style-name="P1">// * Liste benutzer modulgobaler (static) Variablen:</text:p>
      <text:p text:style-name="P1">// * MV_spalte, MV_li_diag, MV_re_diag, MV_schachbrett</text:p>
      <text:p text:style-name="P1">// * Liste benutzter globaler (external Variablen: %</text:p>
      <text:p text:style-name="P1">//</text:p>
      <text:p text:style-name="P1">static void MP_try (int VV_zeile /* aktuell bearbeitete Zeile */ )</text:p>
      <text:p text:style-name="P1"><text:s text:c="3"/>{</text:p>
      <text:p text:style-name="P1"><text:s text:c="3"/></text:p>
      <text:p text:style-name="P1"><text:s text:c="3"/>// Laufvariable</text:p>
      <text:p text:style-name="P1"><text:s text:c="3"/>int PV_spalte = 1;</text:p>
      <text:p text:style-name="P1"/>
      <text:p text:style-name="P1"><text:s text:c="3"/>// Schleife ueber alle Spalten</text:p>
      <text:p text:style-name="P1"><text:s text:c="3"/>do</text:p>
      <text:p text:style-name="P1"><text:soft-page-break/><text:s text:c="6"/>{</text:p>
      <text:p text:style-name="P1"><text:s text:c="6"/>// Abfrage ob "sicherer" Platz fuer Dame</text:p>
      <text:p text:style-name="P1"><text:s text:c="6"/>if (MP_check (VV_zeile, PV_spalte,</text:p>
      <text:p text:style-name="P1"><text:s text:c="28"/>MV_spalte,</text:p>
      <text:p text:style-name="P1"><text:s text:c="28"/>MV_li_diag,</text:p>
      <text:p text:style-name="P1"><text:s text:c="28"/>MV_re_diag))</text:p>
      <text:p text:style-name="P1"><text:s text:c="9"/>{</text:p>
      <text:p text:style-name="P1"><text:s text:c="9"/>// Dame setzten</text:p>
      <text:p text:style-name="P1"><text:s text:c="9"/>MV_schachbrett[VV_zeile - OFFSET_SCHACHBRETT]</text:p>
      <text:p text:style-name="P1"><text:s text:c="35"/>[PV_spalte - OFFSET_SCHACHBRETT] = TRUE;</text:p>
      <text:p text:style-name="P1"><text:s text:c="9"/>// Vektoren aktualisieren: Die gesetzte Dame "blockiert" eine</text:p>
      <text:p text:style-name="P1"><text:s text:c="9"/>// Spalte, eine linke und rechte Diagonale </text:p>
      <text:p text:style-name="P1"><text:s text:c="9"/>MV_spalte[PV_spalte - OFFSET_SPALTE] = FALSE;</text:p>
      <text:p text:style-name="P1"><text:s text:c="9"/>MV_li_diag[VV_zeile + PV_spalte - OFFSET_LI_DIAG] = FALSE;</text:p>
      <text:p text:style-name="P1"><text:s text:c="9"/>MV_re_diag[VV_zeile - PV_spalte - OFFSET_RE_DIAG] = FALSE;</text:p>
      <text:p text:style-name="P1"><text:s text:c="9"/>// Wenn noch nicht alle Zeilen durchprobiert sind, dann</text:p>
      <text:p text:style-name="P1"><text:s text:c="9"/>// rekursiver Funktionsaufruf, sonst Ausgabe</text:p>
      <text:p text:style-name="P1"><text:s text:c="9"/>if (VV_zeile &lt; SIZE_BOARD)</text:p>
      <text:p text:style-name="P1"><text:s text:c="12"/>{</text:p>
      <text:p text:style-name="P1"><text:s text:c="12"/>// rekursiver Funktionsaufruf </text:p>
      <text:p text:style-name="P1"><text:s text:c="12"/>// fuer naechste Zeile</text:p>
      <text:p text:style-name="P1"><text:s text:c="12"/>MP_try(VV_zeile + 1);</text:p>
      <text:p text:style-name="P1"><text:s text:c="12"/>}</text:p>
      <text:p text:style-name="P1"><text:s text:c="9"/>else</text:p>
      <text:p text:style-name="P1"><text:s text:c="12"/>{</text:p>
      <text:p text:style-name="P1"><text:s text:c="12"/></text:p>
      <text:p text:style-name="P1"><text:s text:c="12"/>// Ergebnisausgabe</text:p>
      <text:p text:style-name="P1"><text:s text:c="12"/>MP_print();</text:p>
      <text:p text:style-name="P1"/>
      <text:p text:style-name="P1"><text:s text:c="12"/>}</text:p>
      <text:p text:style-name="P1"><text:s text:c="9"/>// <text:s/>Dame wieder wegnehmen</text:p>
      <text:p text:style-name="P1"><text:s text:c="9"/>MV_schachbrett[VV_zeile - OFFSET_SCHACHBRETT]</text:p>
      <text:p text:style-name="P1"><text:s text:c="35"/>[PV_spalte - OFFSET_SCHACHBRETT] = FALSE;</text:p>
      <text:p text:style-name="P1"><text:s text:c="9"/>// <text:s/>Vektoren aktualisieren: Die weggenommene Dame "blockiert"</text:p>
      <text:p text:style-name="P1"><text:s text:c="9"/>// die Spalte, rechte und linke Diagonale nicht mehr</text:p>
      <text:p text:style-name="P1"><text:s text:c="9"/>MV_spalte[PV_spalte - OFFSET_SPALTE] = TRUE;</text:p>
      <text:p text:style-name="P1"><text:s text:c="9"/>MV_li_diag[VV_zeile + PV_spalte - OFFSET_LI_DIAG] = TRUE;</text:p>
      <text:p text:style-name="P1"><text:s text:c="9"/>MV_re_diag[VV_zeile - PV_spalte - OFFSET_RE_DIAG] = TRUE;</text:p>
      <text:p text:style-name="P1"><text:s text:c="9"/>}</text:p>
      <text:p text:style-name="P1"><text:s text:c="6"/>else</text:p>
      <text:p text:style-name="P1"><text:s text:c="9"/>{</text:p>
      <text:p text:style-name="P1"><text:s text:c="9"/>// Wenn</text:p>
      <text:p text:style-name="P1"><text:s text:c="9"/>// Platz </text:p>
      <text:p text:style-name="P1"><text:soft-page-break/><text:s text:c="9"/>// "unsicher",</text:p>
      <text:p text:style-name="P1"><text:s text:c="9"/>// einfach</text:p>
      <text:p text:style-name="P1"><text:s text:c="9"/>// nix tun </text:p>
      <text:p text:style-name="P1"><text:s text:c="9"/>// und </text:p>
      <text:p text:style-name="P1"><text:s text:c="9"/>// auf </text:p>
      <text:p text:style-name="P1"><text:s text:c="9"/>// naechste</text:p>
      <text:p text:style-name="P1"><text:s text:c="9"/>// Spalte</text:p>
      <text:p text:style-name="P1"><text:s text:c="9"/>// hoffen !</text:p>
      <text:p text:style-name="P1"><text:s text:c="9"/>}</text:p>
      <text:p text:style-name="P1"><text:s text:c="6"/>// Naechste Spalte anwaehlen</text:p>
      <text:p text:style-name="P1"><text:s text:c="6"/>PV_spalte++;</text:p>
      <text:p text:style-name="P1"><text:s text:c="6"/>}</text:p>
      <text:p text:style-name="P1"><text:s text:c="3"/>while (PV_spalte &lt;= SIZE_BOARD);</text:p>
      <text:p text:style-name="P1"><text:s text:c="3"/>}</text:p>
      <text:p text:style-name="P1"/>
      <text:p text:style-name="P1">//</text:p>
      <text:p text:style-name="P1">// * Funktion</text:p>
      <text:p text:style-name="P1">// * Funktionsname MP_print</text:p>
      <text:p text:style-name="P1">// * Gueltigkeitsbereich: modulglobal (static)</text:p>
      <text:p text:style-name="P1">// * Beschreibung: Ausdruck *einer* Loesung </text:p>
      <text:p text:style-name="P1">// d.h. einem Schachbrett mit korrekt gesetzten Damen</text:p>
      <text:p text:style-name="P1">// * Autor: Rolf Hemmerling</text:p>
      <text:p text:style-name="P1">// * Version 1.00</text:p>
      <text:p text:style-name="P1">// * Last Update: 08.06.1999</text:p>
      <text:p text:style-name="P1">// * Eingabe-Parameter: %</text:p>
      <text:p text:style-name="P1">// * Ausgabe-Parameter: %</text:p>
      <text:p text:style-name="P1">// * Rueckgabe-Parameter: %</text:p>
      <text:p text:style-name="P1">// * Liste benutzer modulglobaler (static) Variablen:</text:p>
      <text:p text:style-name="P1">// MV_spalte, MV_li_diag, MV_re_diag, MV_schachbrett</text:p>
      <text:p text:style-name="P1">// * Liste benutzter globaler (external) Variablen: %</text:p>
      <text:p text:style-name="P1">//</text:p>
      <text:p text:style-name="P1">static void MP_print(void)</text:p>
      <text:p text:style-name="P1"><text:s text:c="3"/>{</text:p>
      <text:p text:style-name="P1"><text:s text:c="3"/>// Laufvariable</text:p>
      <text:p text:style-name="P1"><text:s text:c="3"/>int LV_ii = 0; </text:p>
      <text:p text:style-name="P1"><text:s text:c="3"/>int LV_jj = 0;</text:p>
      <text:p text:style-name="P1"><text:s text:c="3"/></text:p>
      <text:p text:style-name="P1"><text:s text:c="3"/>//</text:p>
      <text:p text:style-name="P1"><text:s text:c="3"/>// Ausgabe *einer* Loesung</text:p>
      <text:p text:style-name="P1"><text:s text:c="3"/>// Zeilenweise Ausgabe des Schachbretts</text:p>
      <text:p text:style-name="P1"><text:s text:c="3"/>// "D" fuer gesetzte Dame, "+" fuer leeres Feld</text:p>
      <text:p text:style-name="P1"><text:s text:c="3"/>//</text:p>
      <text:p text:style-name="P1"><text:s text:c="3"/>for (LV_ii=0;LV_ii&lt;SIZE_SCHACHBRETT;LV_ii++)</text:p>
      <text:p text:style-name="P1"><text:s text:c="6"/>{</text:p>
      <text:p text:style-name="P1"><text:s text:c="6"/>for (LV_jj=0;LV_jj&lt;SIZE_SCHACHBRETT;LV_jj++)</text:p>
      <text:p text:style-name="P1"><text:s text:c="9"/>{</text:p>
      <text:p text:style-name="P1"><text:s text:c="9"/>if (MV_schachbrett[LV_ii][LV_jj])</text:p>
      <text:p text:style-name="P1"><text:s text:c="12"/>{</text:p>
      <text:p text:style-name="P1"><text:s text:c="12"/>printf("D ");</text:p>
      <text:p text:style-name="P1"><text:s text:c="12"/>}</text:p>
      <text:p text:style-name="P1"><text:s text:c="9"/>else</text:p>
      <text:p text:style-name="P1"><text:s text:c="12"/>{</text:p>
      <text:p text:style-name="P1"><text:soft-page-break/><text:s text:c="12"/>printf("+ ");</text:p>
      <text:p text:style-name="P1"><text:s text:c="12"/>}</text:p>
      <text:p text:style-name="P1"><text:s text:c="9"/>}</text:p>
      <text:p text:style-name="P1"><text:s text:c="6"/>// Schachbrettzeile abschlieáen</text:p>
      <text:p text:style-name="P1"><text:s text:c="6"/>printf("\n");</text:p>
      <text:p text:style-name="P1"><text:s text:c="6"/>}</text:p>
      <text:p text:style-name="P1"><text:s text:c="3"/>// Schachbrett mit Leerzeile abschliessen</text:p>
      <text:p text:style-name="P1"><text:s text:c="3"/>printf ("\n");</text:p>
      <text:p text:style-name="P1"><text:s text:c="3"/>}</text:p>
      <text:p text:style-name="P1"/>
      <text:p text:style-name="P1">//</text:p>
      <text:p text:style-name="P1">// * Funktion <text:s text:c="47"/></text:p>
      <text:p text:style-name="P1">// * Funktionsname: MP_init</text:p>
      <text:p text:style-name="P1">// * Gueltigkeitsbereich: modulgobal (static) <text:s text:c="44"/></text:p>
      <text:p text:style-name="P1">// * Beschreibung: <text:s/>Initialisierung aller Felder</text:p>
      <text:p text:style-name="P1">// * Autor: Rolf Hemmerling</text:p>
      <text:p text:style-name="P1">// * Version: 1.00</text:p>
      <text:p text:style-name="P1">// * Last Update: <text:s/>08.06.1999 </text:p>
      <text:p text:style-name="P1">// * Eingabe-Parameter: %</text:p>
      <text:p text:style-name="P1">// * Ausgabe-Parameter: %</text:p>
      <text:p text:style-name="P1">// * Rueckgabe-Parameter: %</text:p>
      <text:p text:style-name="P1">// * Liste benutzter modulglobaler (static) Variablen: </text:p>
      <text:p text:style-name="P1">// MV_spalte, MV_li_diag, MV_re_diag, MV_schachbrett</text:p>
      <text:p text:style-name="P1">// * Liste benutzter globaler (external) Variablen: %</text:p>
      <text:p text:style-name="P1">//</text:p>
      <text:p text:style-name="P1">static void MP_init(void)</text:p>
      <text:p text:style-name="P1"><text:s text:c="3"/>{</text:p>
      <text:p text:style-name="P1"><text:s text:c="3"/></text:p>
      <text:p text:style-name="P1"><text:s text:c="3"/>// Laufvariable</text:p>
      <text:p text:style-name="P1"><text:s text:c="3"/>int LV_ii = 0;</text:p>
      <text:p text:style-name="P1"><text:s text:c="3"/>int LV_jj = 0;</text:p>
      <text:p text:style-name="P1"><text:s text:c="3"/></text:p>
      <text:p text:style-name="P1"><text:s text:c="3"/>// Feld-Initialisierung</text:p>
      <text:p text:style-name="P1"><text:s text:c="3"/>for (LV_ii=0; </text:p>
      <text:p text:style-name="P1"><text:s text:c="8"/>LV_ii&lt;SIZE_SPALTE; LV_ii++)</text:p>
      <text:p text:style-name="P1"><text:s text:c="6"/>{</text:p>
      <text:p text:style-name="P1"><text:s text:c="6"/>MV_spalte[LV_ii] = TRUE;</text:p>
      <text:p text:style-name="P1"><text:s text:c="6"/>}</text:p>
      <text:p text:style-name="P1"><text:s text:c="3"/>for (LV_ii=0; </text:p>
      <text:p text:style-name="P1"><text:s text:c="8"/>LV_ii&lt;SIZE_LI_DIAG; LV_ii++)</text:p>
      <text:p text:style-name="P1"><text:s text:c="6"/>{</text:p>
      <text:p text:style-name="P1"><text:s text:c="6"/>MV_li_diag[LV_ii] = TRUE;</text:p>
      <text:p text:style-name="P1"><text:s text:c="6"/>}</text:p>
      <text:p text:style-name="P1"><text:s text:c="3"/>for (LV_ii=0; </text:p>
      <text:p text:style-name="P1"><text:s text:c="8"/>LV_ii&lt;SIZE_RE_DIAG; LV_ii++)</text:p>
      <text:p text:style-name="P1"><text:s text:c="6"/>{</text:p>
      <text:p text:style-name="P1"><text:s text:c="6"/>MV_re_diag[LV_ii] = TRUE;</text:p>
      <text:p text:style-name="P1"><text:s text:c="6"/>}</text:p>
      <text:p text:style-name="P1"><text:s text:c="3"/>for (LV_ii=0; </text:p>
      <text:p text:style-name="P1"><text:s text:c="8"/>LV_ii&lt;SIZE_SCHACHBRETT; LV_ii++)</text:p>
      <text:p text:style-name="P1"><text:s text:c="6"/>{</text:p>
      <text:p text:style-name="P1"><text:s text:c="6"/>for (LV_jj; </text:p>
      <text:p text:style-name="P1"><text:soft-page-break/><text:s text:c="11"/>LV_jj&lt;SIZE_SCHACHBRETT; </text:p>
      <text:p text:style-name="P1"><text:s text:c="11"/>LV_jj++)</text:p>
      <text:p text:style-name="P1"><text:s text:c="9"/>{</text:p>
      <text:p text:style-name="P1"><text:s text:c="9"/>MV_schachbrett[LV_ii][LV_jj] = FALSE;</text:p>
      <text:p text:style-name="P1"><text:s text:c="9"/>}</text:p>
      <text:p text:style-name="P1"><text:s text:c="6"/>}</text:p>
      <text:p text:style-name="P1"><text:s text:c="3"/>}</text:p>
      <text:p text:style-name="P1"/>
      <text:p text:style-name="P1">//</text:p>
      <text:p text:style-name="P1">// * Funktion</text:p>
      <text:p text:style-name="P1">// * Funktionsname: MP_check</text:p>
      <text:p text:style-name="P1">// * Beschreibung: Stellt fest, ob eine Position fuer eine Dame "sicher" ist</text:p>
      <text:p text:style-name="P1">// * Autor: Rolf Hemmerling</text:p>
      <text:p text:style-name="P1">// * Version: 1.01 (korregierter Algorithmus)</text:p>
      <text:p text:style-name="P1">// * Last Update: 08.06.1999</text:p>
      <text:p text:style-name="P1">// * Gueltigkeitsbereich der Funktion: modulglobal (static)</text:p>
      <text:p text:style-name="P1">// * Eingabe-Parameter: </text:p>
      <text:p text:style-name="P1">// a) zu ueberpruefende Schachbrettposition (Zeilen- und Spaltenindex)</text:p>
      <text:p text:style-name="P1">// b) Felder mit Informationen, ob Spalte, rechte, linke Diagonale schon</text:p>
      <text:p text:style-name="P1">// belegt sind</text:p>
      <text:p text:style-name="P1">// * Ausgabe-Parameter: %</text:p>
      <text:p text:style-name="P1">// * Rueckgabe-Parameter:</text:p>
      <text:p text:style-name="P1">// TRUE = Position ist "sicher"</text:p>
      <text:p text:style-name="P1">// FALSE = Position ist "nicht sicher"</text:p>
      <text:p text:style-name="P1">// * Liste benutzter modulglobaler (static) Variablen: %</text:p>
      <text:p text:style-name="P1">// * Liste benutzter globaler (external) Variablen: %</text:p>
      <text:p text:style-name="P1">//</text:p>
      <text:p text:style-name="P1">static int MP_check(int VV_zeile</text:p>
      <text:p text:style-name="P1"><text:s text:c="21"/>/* Zeile */,</text:p>
      <text:p text:style-name="P1"><text:s text:c="21"/>int VV_spalte </text:p>
      <text:p text:style-name="P1"><text:s text:c="21"/>/* Spalte */, </text:p>
      <text:p text:style-name="P1"><text:s text:c="21"/>int *IV_spalte </text:p>
      <text:p text:style-name="P1"><text:s text:c="21"/>/* Feld mit belegten/freien Spalten) */, </text:p>
      <text:p text:style-name="P1"><text:s text:c="21"/>int *IV_li_diag </text:p>
      <text:p text:style-name="P1"><text:s text:c="21"/>/* Feld mit belegten/freien linken Diagonalen */,</text:p>
      <text:p text:style-name="P1"><text:s text:c="21"/>int *IV_re_diag </text:p>
      <text:p text:style-name="P1"><text:s text:c="21"/>/* Feld mit belegten/freien rechten Diagonalen */)</text:p>
      <text:p text:style-name="P1"><text:s text:c="3"/>{</text:p>
      <text:p text:style-name="P1"><text:s text:c="3"/>// * Berechnung, ob eine Position fuer eine Dame "sicher" ist: </text:p>
      <text:p text:style-name="P1"><text:s text:c="3"/>// * Spalte, rechte und linke Diagonale muessen noch "frei" sein</text:p>
      <text:p text:style-name="P1"><text:s text:c="3"/>// * Rueckgabewert: </text:p>
      <text:p text:style-name="P1"><text:s text:c="3"/>// TRUE = Position ist "sicher"</text:p>
      <text:p text:style-name="P1"><text:s text:c="3"/>// FALSE = Position ist "nicht sicher"</text:p>
      <text:p text:style-name="P1"><text:s text:c="3"/>return (IV_spalte[VV_spalte - </text:p>
      <text:p text:style-name="P1"><text:s text:c="28"/>OFFSET_SPALTE] &amp;&amp; </text:p>
      <text:p text:style-name="P1"><text:soft-page-break/><text:s text:c="10"/>IV_re_diag[VV_zeile -</text:p>
      <text:p text:style-name="P1"><text:s text:c="29"/>VV_spalte -</text:p>
      <text:p text:style-name="P1"><text:s text:c="29"/>OFFSET_RE_DIAG] &amp;&amp;</text:p>
      <text:p text:style-name="P1"><text:s text:c="10"/>IV_li_diag[VV_zeile +</text:p>
      <text:p text:style-name="P1"><text:s text:c="27"/>VV_spalte -</text:p>
      <text:p text:style-name="P1"><text:s text:c="27"/>OFFSET_LI_DIAG]);</text:p>
      <text:p text:style-name="P1"><text:s text:c="3"/>}</text:p>
      <text:p text:style-name="P1"/>
      <text:p text:style-name="P1">// En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bsatz-Standardschriftart" style:family="text"/>
    <style:style style:name="Line_20_numbering" style:display-name="Line numbering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/* EasyCASE V6.5 14.06.1999 18:43:31 */</dc:title>
    <meta:initial-creator>root</meta:initial-creator>
    <meta:creation-date>1999-06-14T20:57:00</meta:creation-date>
    <dc:creator>root</dc:creator>
    <dc:date>1999-06-16T07:21:00</dc:date>
    <meta:print-date>1999-06-14T20:19:00</meta:print-date>
    <meta:editing-cycles>7</meta:editing-cycles>
    <meta:editing-duration>PT8M</meta:editing-duration>
    <meta:document-statistic meta:table-count="0" meta:image-count="0" meta:object-count="0" meta:page-count="7" meta:paragraph-count="287" meta:word-count="1004" meta:character-count="8350" meta:non-whitespace-character-count="6026"/>
    <meta:generator>LibreOffice/3.6$Windows_x86 LibreOffice_project/e183d5b-f8ccaf6-3804794-95b4be8-895629</meta:generator>
    <meta:user-defined meta:name="Info 1"/>
    <meta:user-defined meta:name="Info 2"/>
    <meta:user-defined meta:name="Info 3"/>
    <meta:user-defined meta:name="Info 4"/>
  </office:meta>
</office:document-meta>
</file>